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41A468ED1B579BB41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989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779cm" svg:height="11.789cm" svg:x="1.61cm" svg:y="5.96cm">
          <draw:image xlink:href="Pictures/100000000000041A0000041A468ED1B579BB41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4:05:07.222281752</dc:date>
    <meta:editing-duration>PT14S</meta:editing-duration>
    <meta:editing-cycles>1</meta:editing-cycles>
    <meta:document-statistic meta:object-count="1"/>
    <meta:generator>LibreOffice/7.3.7.2$Linux_X86_64 LibreOffice_project/30$Build-2</meta:generator>
  </office:meta>
</office:document-meta>
</file>